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none" style:text-line-through-type="none"/>
    </style:style>
    <style:style style:name="P5" style:family="paragraph" style:parent-style-name="Preformatted_20_Text">
      <style:paragraph-properties fo:break-before="page"/>
      <style:text-properties style:text-line-through-style="none" style:text-line-through-type="none"/>
    </style:style>
    <style:style style:name="P6" style:family="paragraph" style:parent-style-name="Preformatted_20_Text">
      <style:text-properties style:text-line-through-style="none" style:text-line-through-type="none"/>
    </style:style>
    <style:style style:name="P7" style:family="paragraph" style:parent-style-name="Preformatted_20_Text">
      <style:text-properties style:text-line-through-style="none" style:text-line-through-type="none" officeooo:paragraph-rsid="0015c8d2"/>
    </style:style>
    <style:style style:name="P8" style:family="paragraph" style:parent-style-name="Preformatted_20_Text">
      <style:text-properties style:text-line-through-style="none" style:text-line-through-type="none" fo:font-weight="normal" officeooo:rsid="001f461d" officeooo:paragraph-rsid="0020a221" style:font-weight-asian="normal" style:font-weight-complex="normal"/>
    </style:style>
    <style:style style:name="P9" style:family="paragraph" style:parent-style-name="Preformatted_20_Text">
      <style:text-properties style:text-line-through-style="none" style:text-line-through-type="none" fo:font-weight="normal" officeooo:rsid="0020a221" officeooo:paragraph-rsid="0020a221" style:font-weight-asian="normal" style:font-weight-complex="normal"/>
    </style:style>
    <style:style style:name="P10" style:family="paragraph" style:parent-style-name="Preformatted_20_Text">
      <style:text-properties style:text-line-through-style="none" style:text-line-through-type="none" officeooo:rsid="001f461d" officeooo:paragraph-rsid="001f461d"/>
    </style:style>
    <style:style style:name="P11" style:family="paragraph" style:parent-style-name="Preformatted_20_Text">
      <style:text-properties style:text-line-through-style="none" style:text-line-through-type="none" officeooo:rsid="001f461d" officeooo:paragraph-rsid="0020a221"/>
    </style:style>
    <style:style style:name="P12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13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14" style:family="paragraph" style:parent-style-name="Preformatted_20_Text">
      <style:text-properties fo:font-weight="normal" officeooo:rsid="001013db" officeooo:paragraph-rsid="0015c8d2" style:font-weight-asian="normal" style:font-weight-complex="normal"/>
    </style:style>
    <style:style style:name="P15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16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17" style:family="paragraph" style:parent-style-name="Preformatted_20_Text">
      <style:text-properties fo:font-weight="normal" officeooo:rsid="001c68c7" officeooo:paragraph-rsid="001c68c7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style:line-height-at-least="0.198in"/>
      <style:text-properties fo:color="#c5c8c6" loext:opacity="100%" style:font-name="Droid Sans Mono" fo:font-size="10.5pt" fo:font-weight="normal" fo:background-color="#1e1e1e"/>
    </style:style>
    <style:style style:name="P25" style:family="paragraph" style:parent-style-name="Standard">
      <style:paragraph-properties style:line-height-at-least="0.198in"/>
      <style:text-properties fo:color="#c5c8c6" loext:opacity="100%" style:font-name="Droid Sans Mono" fo:font-size="10.5pt" fo:font-weight="normal" officeooo:rsid="001e4a04" officeooo:paragraph-rsid="001e4a04" fo:background-color="#1e1e1e"/>
    </style:style>
    <style:style style:name="P26" style:family="paragraph" style:parent-style-name="Standard">
      <style:text-properties fo:color="#c5c8c6" loext:opacity="100%" style:text-line-through-style="none" style:text-line-through-type="none" style:font-name="Droid Sans Mono" fo:font-size="10.5pt" fo:font-weight="normal" officeooo:paragraph-rsid="0015c8d2" fo:background-color="#1e1e1e"/>
    </style:style>
    <style:style style:name="P27" style:family="paragraph" style:parent-style-name="Standard">
      <style:paragraph-properties style:line-height-at-least="0.198in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1c68c7"/>
    </style:style>
    <style:style style:name="T6" style:family="text">
      <style:text-properties officeooo:rsid="001e4a04"/>
    </style:style>
    <style:style style:name="T7" style:family="text">
      <style:text-properties officeooo:rsid="0020a2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1"/>
      <text:p text:style-name="P2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4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4"/>
      <text:p text:style-name="P12">- part <text:span text:style-name="T1">3</text:span>: make the evaluated calculation an array, in which each item is calculated by its relative position to an operator<text:span text:style-name="T2">.</text:span></text:p>
      <text:p text:style-name="P13"/>
      <text:p text:style-name="P18">make a variable called "userInput"</text:p>
      <text:p text:style-name="P15"/>
      <text:p text:style-name="P19">let the top display be user input</text:p>
      <text:p text:style-name="P15"/>
      <text:p text:style-name="P20">when a number is pressed, make that value concatenate to userInput</text:p>
      <text:p text:style-name="P18"/>
      <text:p text:style-name="P18"><text:span text:style-name="T3">when an operator is pressed, </text:span><text:span text:style-name="T4">concatenate it to userInput, and </text:span><text:span text:style-name="T3">it will add a " " on both sides.</text:span></text:p>
      <text:p text:style-name="P23">add this to the specific operators, so there can also operators which will not add this in the future</text:p>
      <text:p text:style-name="P18"/>
      <text:p text:style-name="P21">make the clear and clearall functions work on the new userInput variable</text:p>
      <text:p text:style-name="P18"/>
      <text:p text:style-name="P22">make a variable called userInputArr, that splits it on " ".</text:p>
      <text:p text:style-name="P16"/>
      <text:p text:style-name="P11">First I remove all spaces from the string</text:p>
      <text:p text:style-name="P11">then,</text:p>
      <text:p text:style-name="P11">for each element in the string, I want to check first if it can be a number.</text:p>
      <text:p text:style-name="P8">if not, I want to check if it is an existing operator. If that is the case I will shift everything before that and add it to "userInputArray"<text:span text:style-name="T7">,</text:span></text:p>
      <text:p text:style-name="P9">and then take the current value, and shift that as a next array item.</text:p>
      <text:p text:style-name="P16"/>
      <text:p text:style-name="P13">for each item in the array, check it for operators<text:span text:style-name="T3">, and save the </text:span><text:span text:style-name="T5">number of the </text:span><text:span text:style-name="T3">array index of that operator</text:span></text:p>
      <text:p text:style-name="P13"/>
      <text:p text:style-name="P17">make a function called "orderCalculation"</text:p>
      <text:p text:style-name="P17">that runs through the operators in the right order, and gives the number of the arrayIndex of that operator as an argument.</text:p>
      <text:p text:style-name="P13"/>
      <text:p text:style-name="P13">when the operator is found, run the value in front and behind through the calculation (check if it is a number)</text:p>
      <text:p text:style-name="P13"/>
      <text:p text:style-name="P14">run the result again through the arrayCalculation, and once it has become 1 value, let ans be the result</text:p>
      <text:p text:style-name="P7"/>
      <text:p text:style-name="P26">make userInput into an array</text:p>
      <text:p text:style-name="P27"/>
      <text:p text:style-name="P24">I made a function called "calculate",</text:p>
      <text:p text:style-name="P24">which I would like to use as a controller function.</text:p>
      <text:p text:style-name="P27"/>
      <text:p text:style-name="P24">I have made an array "userInputArray", which saves all the input<text:span text:style-name="T6"> as seperate elements.</text:span></text:p>
      <text:p text:style-name="P25">The elements are divided by whether there is an operator dividing them</text:p>
      <text:p text:style-name="P7"/>
      <text:p text:style-name="P10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9T17:50:50.058262702</dc:date>
    <meta:editing-duration>PT1H53M41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5" meta:paragraph-count="90" meta:word-count="800" meta:character-count="4398" meta:non-whitespace-character-count="3647"/>
  </office:meta>
</office:document-meta>
</file>